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co1" style:family="table-column">
      <style:table-column-properties fo:break-before="auto" style:column-width="1.5472in"/>
    </style:style>
    <style:style style:name="co2" style:family="table-column">
      <style:table-column-properties fo:break-before="auto" style:column-width="2.9193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0.3217in"/>
    </style:style>
    <style:style style:name="co5" style:family="table-column">
      <style:table-column-properties fo:break-before="auto" style:column-width="3.6055in"/>
    </style:style>
    <style:style style:name="co6" style:family="table-column">
      <style:table-column-properties fo:break-before="auto" style:column-width="0.889in"/>
    </style:style>
    <style:style style:name="ro1" style:family="table-row">
      <style:table-row-properties style:row-height="0.1681in" fo:break-before="auto" style:use-optimal-row-height="true"/>
    </style:style>
    <style:style style:name="ro2" style:family="table-row">
      <style:table-row-properties style:row-height="0.1756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row table:style-name="ro1">
          <table:table-cell office:value-type="string">
            <text:p>NOM_DU_CINEMA</text:p>
          </table:table-cell>
          <table:table-cell office:value-type="string">
            <text:p>ADRESSE</text:p>
          </table:table-cell>
          <table:table-cell office:value-type="string">
            <text:p>CP</text:p>
          </table:table-cell>
          <table:table-cell office:value-type="string">
            <text:p>COMMUNE</text:p>
          </table:table-cell>
          <table:table-cell office:value-type="string">
            <text:p>SITE_INTERNET</text:p>
          </table:table-cell>
          <table:table-cell office:value-type="string">
            <text:p>LATITUDE</text:p>
          </table:table-cell>
          <table:table-cell office:value-type="string">
            <text:p>LONGITUDE</text:p>
          </table:table-cell>
        </table:table-row>
        <table:table-row table:style-name="ro2">
          <table:table-cell office:value-type="string">
            <text:p>Cinéma Le Montagnard</text:p>
          </table:table-cell>
          <table:table-cell office:value-type="string">
            <text:p>Place Similien Guérin</text:p>
          </table:table-cell>
          <table:table-cell office:value-type="float" office:value="44620">
            <text:p>44620</text:p>
          </table:table-cell>
          <table:table-cell office:value-type="string">
            <text:p>La Montagne</text:p>
          </table:table-cell>
          <table:table-cell office:value-type="string">
            <text:p>http://lemontagnard.cine.allocine.fr/</text:p>
          </table:table-cell>
          <table:table-cell office:value-type="float" office:value="47.1884883">
            <text:p>47.1884883</text:p>
          </table:table-cell>
          <table:table-cell office:value-type="float" office:value="-1.68367390000003">
            <text:p>-1.6836739</text:p>
          </table:table-cell>
        </table:table-row>
        <table:table-row table:style-name="ro2">
          <table:table-cell office:value-type="string">
            <text:p>Le Hublot</text:p>
          </table:table-cell>
          <table:table-cell office:value-type="string">
            <text:p>Place Dinan</text:p>
          </table:table-cell>
          <table:table-cell office:value-type="float" office:value="44490">
            <text:p>44490</text:p>
          </table:table-cell>
          <table:table-cell office:value-type="string">
            <text:p>Le Croisic</text:p>
          </table:table-cell>
          <table:table-cell office:value-type="string">
            <text:p>www.cinemahublot.com</text:p>
          </table:table-cell>
          <table:table-cell office:value-type="float" office:value="47.2930097">
            <text:p>47.2930097</text:p>
          </table:table-cell>
          <table:table-cell office:value-type="float" office:value="-2.50954189999993">
            <text:p>-2.5095419</text:p>
          </table:table-cell>
        </table:table-row>
        <table:table-row table:style-name="ro2">
          <table:table-cell office:value-type="string">
            <text:p>Gaumont Nantes</text:p>
          </table:table-cell>
          <table:table-cell office:value-type="string">
            <text:p>12, place du commerc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www.cinemasgaumontpathe.com</text:p>
          </table:table-cell>
          <table:table-cell office:value-type="float" office:value="47.2133267">
            <text:p>47.2133267</text:p>
          </table:table-cell>
          <table:table-cell office:value-type="float" office:value="-1.5574897">
            <text:p>-1.5574897</text:p>
          </table:table-cell>
        </table:table-row>
        <table:table-row table:style-name="ro2">
          <table:table-cell office:value-type="string">
            <text:p>Cinéma Le Beaulieu</text:p>
          </table:table-cell>
          <table:table-cell office:value-type="string">
            <text:p>26, rue de Beaulieu</text:p>
          </table:table-cell>
          <table:table-cell office:value-type="float" office:value="44340">
            <text:p>44340</text:p>
          </table:table-cell>
          <table:table-cell office:value-type="string">
            <text:p>Bouguenais</text:p>
          </table:table-cell>
          <table:table-cell office:value-type="string">
            <text:p>www.cinemalebeaulieu.com</text:p>
          </table:table-cell>
          <table:table-cell office:value-type="float" office:value="47.1782903">
            <text:p>47.1782903</text:p>
          </table:table-cell>
          <table:table-cell office:value-type="float" office:value="-1.6248557">
            <text:p>-1.6248557</text:p>
          </table:table-cell>
        </table:table-row>
        <table:table-row table:style-name="ro2">
          <table:table-cell office:value-type="string">
            <text:p>Cinéma Eden</text:p>
          </table:table-cell>
          <table:table-cell office:value-type="string">
            <text:p>67, rue Saint-Fiacre</text:p>
          </table:table-cell>
          <table:table-cell office:value-type="float" office:value="44150">
            <text:p>44150</text:p>
          </table:table-cell>
          <table:table-cell office:value-type="string">
            <text:p>Ancenis</text:p>
          </table:table-cell>
          <table:table-cell office:value-type="string">
            <text:p>www.cineeden.com</text:p>
          </table:table-cell>
          <table:table-cell office:value-type="float" office:value="47.3656875">
            <text:p>47.3656875</text:p>
          </table:table-cell>
          <table:table-cell office:value-type="float" office:value="-1.1841246">
            <text:p>-1.1841246</text:p>
          </table:table-cell>
        </table:table-row>
        <table:table-row table:style-name="ro2">
          <table:table-cell office:value-type="string">
            <text:p>Cinéma Le Connétable</text:p>
          </table:table-cell>
          <table:table-cell office:value-type="string">
            <text:p>1 cours des Marches de Bretagne</text:p>
          </table:table-cell>
          <table:table-cell office:value-type="float" office:value="44190">
            <text:p>44190</text:p>
          </table:table-cell>
          <table:table-cell office:value-type="string">
            <text:p>Clisson</text:p>
          </table:table-cell>
          <table:table-cell office:value-type="string">
            <text:p>http://www.cinema-leconnetable.fr/</text:p>
          </table:table-cell>
          <table:table-cell office:value-type="float" office:value="48.11129409999">
            <text:p>48.1112941</text:p>
          </table:table-cell>
          <table:table-cell office:value-type="float" office:value="-0.97393469999">
            <text:p>-0.9739347</text:p>
          </table:table-cell>
        </table:table-row>
        <table:table-row table:style-name="ro2">
          <table:table-cell office:value-type="string">
            <text:p>Katorza</text:p>
          </table:table-cell>
          <table:table-cell office:value-type="string">
            <text:p>3, rue Corneille</text:p>
          </table:table-cell>
          <table:table-cell office:value-type="float" office:value="44000">
            <text:p>44000</text:p>
          </table:table-cell>
          <table:table-cell office:value-type="string">
            <text:p>Nantes</text:p>
          </table:table-cell>
          <table:table-cell office:value-type="string">
            <text:p>www.katorza.fr</text:p>
          </table:table-cell>
          <table:table-cell office:value-type="float" office:value="47.2136078">
            <text:p>47.2136078</text:p>
          </table:table-cell>
          <table:table-cell office:value-type="float" office:value="-1.56255009999">
            <text:p>-1.5625501</text:p>
          </table:table-cell>
        </table:table-row>
        <table:table-row table:style-name="ro2">
          <table:table-cell office:value-type="string">
            <text:p>Salle Jacques Tati</text:p>
          </table:table-cell>
          <table:table-cell office:value-type="string">
            <text:p>33, boulevard Victor Hugo</text:p>
          </table:table-cell>
          <table:table-cell office:value-type="float" office:value="44603">
            <text:p>44603</text:p>
          </table:table-cell>
          <table:table-cell office:value-type="string">
            <text:p>Saint-Nazaire</text:p>
          </table:table-cell>
          <table:table-cell office:value-type="string">
            <text:p>www.letheatre-saintnazaire.fr</text:p>
          </table:table-cell>
          <table:table-cell office:value-type="float" office:value="47.2807248">
            <text:p>47.2807248</text:p>
          </table:table-cell>
          <table:table-cell office:value-type="float" office:value="-2.21638669999993">
            <text:p>-2.2163867</text:p>
          </table:table-cell>
        </table:table-row>
        <table:table-row table:style-name="ro2">
          <table:table-cell office:value-type="string">
            <text:p>L'Odéon</text:p>
          </table:table-cell>
          <table:table-cell office:value-type="string">
            <text:p>7, place de l'Eglise</text:p>
          </table:table-cell>
          <table:table-cell office:value-type="float" office:value="44290">
            <text:p>44290</text:p>
          </table:table-cell>
          <table:table-cell office:value-type="string">
            <text:p>Guémené-Penfao</text:p>
          </table:table-cell>
          <table:table-cell/>
          <table:table-cell office:value-type="float" office:value="47.6302765">
            <text:p>47.6302765</text:p>
          </table:table-cell>
          <table:table-cell office:value-type="float" office:value="-1.83263469999">
            <text:p>-1.8326347</text:p>
          </table:table-cell>
        </table:table-row>
        <table:table-row table:style-name="ro2">
          <table:table-cell office:value-type="string">
            <text:p>Cinéma Saint-Gilles</text:p>
          </table:table-cell>
          <table:table-cell office:value-type="string">
            <text:p>54, rue de Verdun</text:p>
          </table:table-cell>
          <table:table-cell office:value-type="float" office:value="44210">
            <text:p>44210</text:p>
          </table:table-cell>
          <table:table-cell office:value-type="string">
            <text:p>Pornic</text:p>
          </table:table-cell>
          <table:table-cell/>
          <table:table-cell office:value-type="float" office:value="47.1193374">
            <text:p>47.1193374</text:p>
          </table:table-cell>
          <table:table-cell office:value-type="float" office:value="-2.10107419999">
            <text:p>-2.1010742</text:p>
          </table:table-cell>
        </table:table-row>
        <table:table-row table:style-name="ro2">
          <table:table-cell office:value-type="string">
            <text:p>Cinéma Atlantic</text:p>
          </table:table-cell>
          <table:table-cell office:value-type="string">
            <text:p>Place des anciens combattants</text:p>
          </table:table-cell>
          <table:table-cell office:value-type="float" office:value="44420">
            <text:p>44420</text:p>
          </table:table-cell>
          <table:table-cell office:value-type="string">
            <text:p>La Turballe</text:p>
          </table:table-cell>
          <table:table-cell office:value-type="string">
            <text:p>www.reperages.biz</text:p>
          </table:table-cell>
          <table:table-cell office:value-type="float" office:value="47.3218624999">
            <text:p>47.3218624999</text:p>
          </table:table-cell>
          <table:table-cell office:value-type="float" office:value="1.6714812">
            <text:p>1.6714812</text:p>
          </table:table-cell>
        </table:table-row>
        <table:table-row table:style-name="ro2">
          <table:table-cell office:value-type="string">
            <text:p>Ciné Malouine</text:p>
          </table:table-cell>
          <table:table-cell office:value-type="string">
            <text:p>Rue Aristide Briand</text:p>
          </table:table-cell>
          <table:table-cell office:value-type="float" office:value="44550">
            <text:p>44550</text:p>
          </table:table-cell>
          <table:table-cell office:value-type="string">
            <text:p>Saint-Malô-de-Guersac</text:p>
          </table:table-cell>
          <table:table-cell office:value-type="string">
            <text:p>www.cinemalouine.a3w.fr</text:p>
          </table:table-cell>
          <table:table-cell office:value-type="float" office:value="47.353027999">
            <text:p>47.353027999</text:p>
          </table:table-cell>
          <table:table-cell office:value-type="float" office:value="-2.1754478">
            <text:p>-2.1754478</text:p>
          </table:table-cell>
        </table:table-row>
        <table:table-row table:style-name="ro2">
          <table:table-cell office:value-type="string">
            <text:p>Cinéville</text:p>
          </table:table-cell>
          <table:table-cell office:value-type="string">
            <text:p>Rue Marie Curie</text:p>
          </table:table-cell>
          <table:table-cell office:value-type="float" office:value="44230">
            <text:p>44230</text:p>
          </table:table-cell>
          <table:table-cell office:value-type="string">
            <text:p>Saint-Sébastien sur Loire</text:p>
          </table:table-cell>
          <table:table-cell office:value-type="string">
            <text:p>www.cineville.fr</text:p>
          </table:table-cell>
          <table:table-cell office:value-type="float" office:value="47.1896137">
            <text:p>47.1896137</text:p>
          </table:table-cell>
          <table:table-cell office:value-type="float" office:value="-1.4851055">
            <text:p>-1.4851055</text:p>
          </table:table-cell>
        </table:table-row>
        <table:table-row table:style-name="ro2">
          <table:table-cell office:value-type="string">
            <text:p>Montluc Cinéma</text:p>
          </table:table-cell>
          <table:table-cell office:value-type="string">
            <text:p>Rue Chauvin de la Musse</text:p>
          </table:table-cell>
          <table:table-cell office:value-type="float" office:value="44360">
            <text:p>44360</text:p>
          </table:table-cell>
          <table:table-cell office:value-type="string">
            <text:p>Saint-Etienne-de-Montluc</text:p>
          </table:table-cell>
          <table:table-cell office:value-type="string">
            <text:p>www.montluc-cinema.weebly.com</text:p>
          </table:table-cell>
          <table:table-cell office:value-type="float" office:value="47.2757012">
            <text:p>47.2757012</text:p>
          </table:table-cell>
          <table:table-cell office:value-type="float" office:value="-1.7795501">
            <text:p>-1.7795501</text:p>
          </table:table-cell>
        </table:table-row>
        <table:table-row table:style-name="ro2">
          <table:table-cell office:value-type="string">
            <text:p>Ciné Vaillant</text:p>
          </table:table-cell>
          <table:table-cell office:value-type="string">
            <text:p>12, rue du Général De Gaulle</text:p>
          </table:table-cell>
          <table:table-cell office:value-type="float" office:value="44120">
            <text:p>44120</text:p>
          </table:table-cell>
          <table:table-cell office:value-type="string">
            <text:p>Vertou</text:p>
          </table:table-cell>
          <table:table-cell office:value-type="string">
            <text:p>www.cinevaillant.com</text:p>
          </table:table-cell>
          <table:table-cell office:value-type="float" office:value="47.1675021">
            <text:p>47.1675021</text:p>
          </table:table-cell>
          <table:table-cell office:value-type="float" office:value="-1.4696791999">
            <text:p>-1.4696791999</text:p>
          </table:table-cell>
        </table:table-row>
        <table:table-row table:style-name="ro2">
          <table:table-cell office:value-type="string">
            <text:p>Saint-Joseph</text:p>
          </table:table-cell>
          <table:table-cell office:value-type="string">
            <text:p>14, rue Notre-Dame</text:p>
          </table:table-cell>
          <table:table-cell office:value-type="float" office:value="44210">
            <text:p>44210</text:p>
          </table:table-cell>
          <table:table-cell office:value-type="string">
            <text:p>Sainte-Marie-sur-Mer</text:p>
          </table:table-cell>
          <table:table-cell/>
          <table:table-cell office:value-type="float" office:value="47.1142605999">
            <text:p>47.1142605999</text:p>
          </table:table-cell>
          <table:table-cell office:value-type="float" office:value="-2.1279528">
            <text:p>-2.1279528</text:p>
          </table:table-cell>
        </table:table-row>
        <table:table-row table:style-name="ro2">
          <table:table-cell office:value-type="string">
            <text:p>Gulf Stream</text:p>
          </table:table-cell>
          <table:table-cell office:value-type="string">
            <text:p>52, avenue du Général De Gaulle</text:p>
          </table:table-cell>
          <table:table-cell office:value-type="float" office:value="44500">
            <text:p>44500</text:p>
          </table:table-cell>
          <table:table-cell office:value-type="string">
            <text:p>La Baule</text:p>
          </table:table-cell>
          <table:table-cell table:number-columns-repeated="3"/>
        </table:table-row>
        <table:table-row table:style-name="ro2">
          <table:table-cell office:value-type="string">
            <text:p>Ciné Pole Sud</text:p>
          </table:table-cell>
          <table:table-cell office:value-type="string">
            <text:p>Route de Clisson</text:p>
          </table:table-cell>
          <table:table-cell office:value-type="float" office:value="44115">
            <text:p>44115</text:p>
          </table:table-cell>
          <table:table-cell office:value-type="string">
            <text:p>Basse-Goulaine</text:p>
          </table:table-cell>
          <table:table-cell office:value-type="string">
            <text:p>www.cinepolesud.fr</text:p>
          </table:table-cell>
          <table:table-cell table:number-columns-repeated="2"/>
        </table:table-row>
        <table:table-row table:style-name="ro2">
          <table:table-cell office:value-type="string">
            <text:p>Cinéma Pax</text:p>
          </table:table-cell>
          <table:table-cell office:value-type="string">
            <text:p>5, rue Maréchal Joffre</text:p>
          </table:table-cell>
          <table:table-cell office:value-type="float" office:value="44510">
            <text:p>44510</text:p>
          </table:table-cell>
          <table:table-cell office:value-type="string">
            <text:p>Le Pouliguen</text:p>
          </table:table-cell>
          <table:table-cell office:value-type="string">
            <text:p>www.reperages.biz</text:p>
          </table:table-cell>
          <table:table-cell table:number-columns-repeated="2"/>
        </table:table-row>
        <table:table-row table:style-name="ro2">
          <table:table-cell office:value-type="string">
            <text:p>Ciné Phil</text:p>
          </table:table-cell>
          <table:table-cell office:value-type="string">
            <text:p>Rue de la cure</text:p>
          </table:table-cell>
          <table:table-cell office:value-type="float" office:value="44310">
            <text:p>44310</text:p>
          </table:table-cell>
          <table:table-cell office:value-type="string">
            <text:p>Saint-Philbert-de-Grandlieu</text:p>
          </table:table-cell>
          <table:table-cell office:value-type="string">
            <text:p>www.cinephil.fr</text:p>
          </table:table-cell>
          <table:table-cell table:number-columns-repeated="2"/>
        </table:table-row>
        <table:table-row table:style-name="ro2">
          <table:table-cell office:value-type="string">
            <text:p>Cinéma Saint-Laurent</text:p>
          </table:table-cell>
          <table:table-cell office:value-type="string">
            <text:p>9, rue du 11 novembre</text:p>
          </table:table-cell>
          <table:table-cell office:value-type="float" office:value="44130">
            <text:p>44130</text:p>
          </table:table-cell>
          <table:table-cell office:value-type="string">
            <text:p>Blain</text:p>
          </table:table-cell>
          <table:table-cell office:value-type="string">
            <text:p>www.cineblain.fr</text:p>
          </table:table-cell>
          <table:table-cell table:number-columns-repeated="2"/>
        </table:table-row>
        <table:table-row table:style-name="ro2">
          <table:table-cell office:value-type="string">
            <text:p>La Bobine</text:p>
          </table:table-cell>
          <table:table-cell office:value-type="string">
            <text:p>6, place de la gare</text:p>
          </table:table-cell>
          <table:table-cell office:value-type="float" office:value="44160">
            <text:p>44160</text:p>
          </table:table-cell>
          <table:table-cell office:value-type="string">
            <text:p>Pontchâteau</text:p>
          </table:table-cell>
          <table:table-cell table:number-columns-repeated="3"/>
        </table:table-row>
        <table:table-row table:style-name="ro2">
          <table:table-cell office:value-type="string">
            <text:p>Cinéma Saint-Michel</text:p>
          </table:table-cell>
          <table:table-cell office:value-type="string">
            <text:p>20, rue du Redois</text:p>
          </table:table-cell>
          <table:table-cell office:value-type="float" office:value="44730">
            <text:p>44730</text:p>
          </table:table-cell>
          <table:table-cell office:value-type="string">
            <text:p>Saint-Michel Chef Chef</text:p>
          </table:table-cell>
          <table:table-cell table:number-columns-repeated="3"/>
        </table:table-row>
        <table:table-row table:style-name="ro2">
          <table:table-cell office:value-type="string">
            <text:p>Ciné Loroux</text:p>
          </table:table-cell>
          <table:table-cell office:value-type="string">
            <text:p>Rue de la Liotterie</text:p>
          </table:table-cell>
          <table:table-cell office:value-type="float" office:value="44430">
            <text:p>44430</text:p>
          </table:table-cell>
          <table:table-cell office:value-type="string">
            <text:p>Le Loroux-Bottereau</text:p>
          </table:table-cell>
          <table:table-cell office:value-type="string">
            <text:p>http://pagesperso-orange.fr/cineloroux</text:p>
          </table:table-cell>
          <table:table-cell table:number-columns-repeated="2"/>
        </table:table-row>
        <table:table-row table:style-name="ro2">
          <table:table-cell office:value-type="string">
            <text:p>Cinéma Jeanne d'Arc</text:p>
          </table:table-cell>
          <table:table-cell office:value-type="string">
            <text:p>15, rue de la mer</text:p>
          </table:table-cell>
          <table:table-cell office:value-type="float" office:value="44760">
            <text:p>44760</text:p>
          </table:table-cell>
          <table:table-cell office:value-type="string">
            <text:p>La Bernerie en Retz</text:p>
          </table:table-cell>
          <table:table-cell table:number-columns-repeated="3"/>
        </table:table-row>
        <table:table-row table:style-name="ro2">
          <table:table-cell office:value-type="string">
            <text:p>Cinéma Bonne-Garde</text:p>
          </table:table-cell>
          <table:table-cell office:value-type="string">
            <text:p>20, rue du frère Louis</text:p>
          </table:table-cell>
          <table:table-cell office:value-type="float" office:value="44200">
            <text:p>44200</text:p>
          </table:table-cell>
          <table:table-cell office:value-type="string">
            <text:p>Nantes</text:p>
          </table:table-cell>
          <table:table-cell office:value-type="string">
            <text:p>www.cinebonnegarde.ift.fr</text:p>
          </table:table-cell>
          <table:table-cell table:number-columns-repeated="2"/>
        </table:table-row>
        <table:table-row table:style-name="ro2">
          <table:table-cell office:value-type="string">
            <text:p>Espace Culturel</text:p>
          </table:table-cell>
          <table:table-cell office:value-type="string">
            <text:p>Rue Gabriel Deshayes</text:p>
          </table:table-cell>
          <table:table-cell office:value-type="float" office:value="44530">
            <text:p>44530</text:p>
          </table:table-cell>
          <table:table-cell office:value-type="string">
            <text:p>Saint-Gildas des Bois</text:p>
          </table:table-cell>
          <table:table-cell table:number-columns-repeated="3"/>
        </table:table-row>
        <table:table-row table:style-name="ro2">
          <table:table-cell office:value-type="string">
            <text:p>Lutétia</text:p>
          </table:table-cell>
          <table:table-cell office:value-type="string">
            <text:p>18, rue des calvaires</text:p>
          </table:table-cell>
          <table:table-cell office:value-type="float" office:value="44800">
            <text:p>44800</text:p>
          </table:table-cell>
          <table:table-cell office:value-type="string">
            <text:p>Saint-Herblain</text:p>
          </table:table-cell>
          <table:table-cell table:number-columns-repeated="3"/>
        </table:table-row>
        <table:table-row table:style-name="ro2">
          <table:table-cell office:value-type="string">
            <text:p>Cinéville</text:p>
          </table:table-cell>
          <table:table-cell office:value-type="string">
            <text:p>5, boulevard de la Légion d'Honneur - BP 408</text:p>
          </table:table-cell>
          <table:table-cell office:value-type="float" office:value="44600">
            <text:p>44600</text:p>
          </table:table-cell>
          <table:table-cell office:value-type="string">
            <text:p>Saint-Nazaire</text:p>
          </table:table-cell>
          <table:table-cell office:value-type="string">
            <text:p>www.cineville.fr</text:p>
          </table:table-cell>
          <table:table-cell table:number-columns-repeated="2"/>
        </table:table-row>
        <table:table-row table:style-name="ro2">
          <table:table-cell office:value-type="string">
            <text:p>Ciné Presqu'île</text:p>
          </table:table-cell>
          <table:table-cell office:value-type="string">
            <text:p>3, avenue Anne de Bretagne</text:p>
          </table:table-cell>
          <table:table-cell office:value-type="float" office:value="44350">
            <text:p>44350</text:p>
          </table:table-cell>
          <table:table-cell office:value-type="string">
            <text:p>Guérande</text:p>
          </table:table-cell>
          <table:table-cell table:number-columns-repeated="3"/>
        </table:table-row>
        <table:table-row table:style-name="ro2">
          <table:table-cell office:value-type="string">
            <text:p>Le Nozek</text:p>
          </table:table-cell>
          <table:table-cell office:value-type="string">
            <text:p>Rue de la gare</text:p>
          </table:table-cell>
          <table:table-cell office:value-type="float" office:value="44170">
            <text:p>44170</text:p>
          </table:table-cell>
          <table:table-cell office:value-type="string">
            <text:p>Nozay</text:p>
          </table:table-cell>
          <table:table-cell office:value-type="string">
            <text:p>www.nozay44.com/lenozek</text:p>
          </table:table-cell>
          <table:table-cell table:number-columns-repeated="2"/>
        </table:table-row>
        <table:table-row table:style-name="ro2">
          <table:table-cell office:value-type="string">
            <text:p>Cinéma Jacques Demy</text:p>
          </table:table-cell>
          <table:table-cell office:value-type="string">
            <text:p>11, rue du stade</text:p>
          </table:table-cell>
          <table:table-cell office:value-type="float" office:value="44450">
            <text:p>44450</text:p>
          </table:table-cell>
          <table:table-cell office:value-type="string">
            <text:p>La Chapelle-Basse-Mer</text:p>
          </table:table-cell>
          <table:table-cell office:value-type="string">
            <text:p>www.cinema-la-chapelle-basse-mer.fr</text:p>
          </table:table-cell>
          <table:table-cell table:number-columns-repeated="2"/>
        </table:table-row>
        <table:table-row table:style-name="ro2">
          <table:table-cell office:value-type="string">
            <text:p>Atlantic Ciné</text:p>
          </table:table-cell>
          <table:table-cell office:value-type="string">
            <text:p>21, rue de la vernisserie</text:p>
          </table:table-cell>
          <table:table-cell office:value-type="string">
            <text:p>44 110</text:p>
          </table:table-cell>
          <table:table-cell office:value-type="string">
            <text:p>Châteaubriant</text:p>
          </table:table-cell>
          <table:table-cell office:value-type="string">
            <text:p>www.atlanticcine.com</text:p>
          </table:table-cell>
          <table:table-cell table:number-columns-repeated="2"/>
        </table:table-row>
        <table:table-row table:style-name="ro2">
          <table:table-cell office:value-type="string">
            <text:p>Cinéma Paradiso</text:p>
          </table:table-cell>
          <table:table-cell office:value-type="string">
            <text:p>24, boulevard de la gare - BP 14</text:p>
          </table:table-cell>
          <table:table-cell office:value-type="float" office:value="44390">
            <text:p>44390</text:p>
          </table:table-cell>
          <table:table-cell office:value-type="string">
            <text:p>Nort-sur-Erdre</text:p>
          </table:table-cell>
          <table:table-cell office:value-type="string">
            <text:p>http://www.cinema-paradiso.asso.fr/</text:p>
          </table:table-cell>
          <table:table-cell table:number-columns-repeated="2"/>
        </table:table-row>
        <table:table-row table:style-name="ro2">
          <table:table-cell office:value-type="string">
            <text:p>Cinéjade</text:p>
          </table:table-cell>
          <table:table-cell office:value-type="string">
            <text:p>Parc d'activité de la Guerche</text:p>
          </table:table-cell>
          <table:table-cell office:value-type="float" office:value="44250">
            <text:p>44250</text:p>
          </table:table-cell>
          <table:table-cell office:value-type="string">
            <text:p>Saint-Brévin-les-Pins</text:p>
          </table:table-cell>
          <table:table-cell office:value-type="string">
            <text:p>http://www.saint-brevin.fr/tourisme/cinema-cinejade.html</text:p>
          </table:table-cell>
          <table:table-cell table:number-columns-repeated="2"/>
        </table:table-row>
        <table:table-row table:style-name="ro2">
          <table:table-cell office:value-type="string">
            <text:p>Cinéma Saint-Paul</text:p>
          </table:table-cell>
          <table:table-cell office:value-type="string">
            <text:p>38, rue Julien Douillard</text:p>
          </table:table-cell>
          <table:table-cell office:value-type="float" office:value="44400">
            <text:p>44400</text:p>
          </table:table-cell>
          <table:table-cell office:value-type="string">
            <text:p>Rezé</text:p>
          </table:table-cell>
          <table:table-cell office:value-type="string">
            <text:p>cinesaintpaul.free.fr</text:p>
          </table:table-cell>
          <table:table-cell table:number-columns-repeated="2"/>
        </table:table-row>
        <table:table-row table:style-name="ro2">
          <table:table-cell office:value-type="string">
            <text:p>Espace Renaissance</text:p>
          </table:table-cell>
          <table:table-cell office:value-type="string">
            <text:p>1, rue Laënnec</text:p>
          </table:table-cell>
          <table:table-cell office:value-type="float" office:value="44480">
            <text:p>44480</text:p>
          </table:table-cell>
          <table:table-cell office:value-type="string">
            <text:p>Donges</text:p>
          </table:table-cell>
          <table:table-cell office:value-type="string">
            <text:p>www.ville-donges.fr</text:p>
          </table:table-cell>
          <table:table-cell table:number-columns-repeated="2"/>
        </table:table-row>
        <table:table-row table:style-name="ro2">
          <table:table-cell office:value-type="string">
            <text:p>Pathé Atlantis</text:p>
          </table:table-cell>
          <table:table-cell office:value-type="string">
            <text:p>Allée de la Pérouse</text:p>
          </table:table-cell>
          <table:table-cell office:value-type="float" office:value="44800">
            <text:p>44800</text:p>
          </table:table-cell>
          <table:table-cell office:value-type="string">
            <text:p>Saint-Herblain</text:p>
          </table:table-cell>
          <table:table-cell office:value-type="string">
            <text:p>www.cinemasgaumontpathe.com</text:p>
          </table:table-cell>
          <table:table-cell table:number-columns-repeated="2"/>
        </table:table-row>
        <table:table-row table:style-name="ro2">
          <table:table-cell office:value-type="string">
            <text:p>Cinéma Victoria</text:p>
          </table:table-cell>
          <table:table-cell office:value-type="string">
            <text:p>Rue Saint-Victor</text:p>
          </table:table-cell>
          <table:table-cell office:value-type="float" office:value="44750">
            <text:p>44750</text:p>
          </table:table-cell>
          <table:table-cell office:value-type="string">
            <text:p>Campbon</text:p>
          </table:table-cell>
          <table:table-cell office:value-type="string">
            <text:p>www.cinema-victoria44.ici.st/</text:p>
          </table:table-cell>
          <table:table-cell table:number-columns-repeated="2"/>
        </table:table-row>
        <table:table-row table:style-name="ro2">
          <table:table-cell office:value-type="string">
            <text:p>Cinéma Le Cep</text:p>
          </table:table-cell>
          <table:table-cell office:value-type="string">
            <text:p>8, boulevard Evariste Dejoie</text:p>
          </table:table-cell>
          <table:table-cell office:value-type="float" office:value="44330">
            <text:p>44330</text:p>
          </table:table-cell>
          <table:table-cell office:value-type="string">
            <text:p>Vallet</text:p>
          </table:table-cell>
          <table:table-cell office:value-type="string">
            <text:p>www.cinemalecep.fr</text:p>
          </table:table-cell>
          <table:table-cell table:number-columns-repeated="2"/>
        </table:table-row>
        <table:table-row table:style-name="ro2">
          <table:table-cell office:value-type="string">
            <text:p>UGC Ciné Cité Atlantis</text:p>
          </table:table-cell>
          <table:table-cell office:value-type="string">
            <text:p>Place Jean Bart</text:p>
          </table:table-cell>
          <table:table-cell office:value-type="float" office:value="44812">
            <text:p>44812</text:p>
          </table:table-cell>
          <table:table-cell office:value-type="string">
            <text:p>Saint-Herblain</text:p>
          </table:table-cell>
          <table:table-cell office:value-type="string">
            <text:p>www.ugc.fr</text:p>
          </table:table-cell>
          <table:table-cell table:number-columns-repeated="2"/>
        </table:table-row>
        <table:table-row table:style-name="ro2">
          <table:table-cell office:value-type="string">
            <text:p>Cinéma Atlantique</text:p>
          </table:table-cell>
          <table:table-cell office:value-type="string">
            <text:p>Grande rue</text:p>
          </table:table-cell>
          <table:table-cell office:value-type="float" office:value="44770">
            <text:p>44770</text:p>
          </table:table-cell>
          <table:table-cell office:value-type="string">
            <text:p>Préfailles</text:p>
          </table:table-cell>
          <table:table-cell table:number-columns-repeated="3"/>
        </table:table-row>
        <table:table-row table:style-name="ro2">
          <table:table-cell office:value-type="string">
            <text:p>Cinéma Jeanne d'Arc</text:p>
          </table:table-cell>
          <table:table-cell office:value-type="string">
            <text:p>17, boulevard de la Ferronnays</text:p>
          </table:table-cell>
          <table:table-cell office:value-type="float" office:value="44540">
            <text:p>44540</text:p>
          </table:table-cell>
          <table:table-cell office:value-type="string">
            <text:p>Saint-Mars-la-Jaille</text:p>
          </table:table-cell>
          <table:table-cell office:value-type="string">
            <text:p>cinema.jeannedarc.free.fr/</text:p>
          </table:table-cell>
          <table:table-cell table:number-columns-repeated="2"/>
        </table:table-row>
        <table:table-row table:style-name="ro2">
          <table:table-cell office:value-type="string">
            <text:p>Cinéma Concorde</text:p>
          </table:table-cell>
          <table:table-cell office:value-type="string">
            <text:p>79, boulevard Egalité</text:p>
          </table:table-cell>
          <table:table-cell office:value-type="float" office:value="44100">
            <text:p>44100</text:p>
          </table:table-cell>
          <table:table-cell office:value-type="string">
            <text:p>Nantes</text:p>
          </table:table-cell>
          <table:table-cell office:value-type="string">
            <text:p>www.leconcorde.fr</text:p>
          </table:table-cell>
          <table:table-cell table:number-columns-repeated="2"/>
        </table:table-row>
        <table:table-row table:style-name="ro2">
          <table:table-cell office:value-type="string">
            <text:p>Cinémachecoul</text:p>
          </table:table-cell>
          <table:table-cell office:value-type="string">
            <text:p>23, rue des Capucins</text:p>
          </table:table-cell>
          <table:table-cell office:value-type="float" office:value="44270">
            <text:p>44270</text:p>
          </table:table-cell>
          <table:table-cell office:value-type="string">
            <text:p>Machecoul</text:p>
          </table:table-cell>
          <table:table-cell table:number-columns-repeated="3"/>
        </table:table-row>
        <table:table-row table:style-name="ro2">
          <table:table-cell office:value-type="string">
            <text:p>Cinéma Le Gen'eric</text:p>
          </table:table-cell>
          <table:table-cell office:value-type="string">
            <text:p>Rue de l'océan - BP 6</text:p>
          </table:table-cell>
          <table:table-cell office:value-type="float" office:value="44810">
            <text:p>44810</text:p>
          </table:table-cell>
          <table:table-cell office:value-type="string">
            <text:p>Héric</text:p>
          </table:table-cell>
          <table:table-cell office:value-type="string">
            <text:p>http://www.cinema-generic.com/</text:p>
          </table:table-cell>
          <table:table-cell table:number-columns-repeated="2"/>
        </table:table-row>
        <table:table-row table:style-name="ro1" table:number-rows-repeated="4">
          <table:table-cell table:number-columns-repeated="7"/>
        </table:table-row>
        <table:table-row table:style-name="ro1">
          <table:table-cell/>
          <table:table-cell office:value-type="string">
            <text:p>http://www.torop.net/coordonnees-gps.php</text:p>
          </table:table-cell>
          <table:table-cell table:number-columns-repeated="5"/>
        </table:table-row>
        <table:table-row table:style-name="ro1" table:number-rows-repeated="1048523">
          <table:table-cell table:number-columns-repeated="7"/>
        </table:table-row>
        <table:table-row table:style-name="ro1">
          <table:table-cell table:number-columns-repeated="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complex="Lohit Hindi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3-06-13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3-06-13T18:00:44</dc:date>
    <meta:generator>LibreOffice/4.0.2.2$Linux_x86 LibreOffice_project/400m0$Build-2</meta:generator>
    <meta:editing-duration>PT5M28S</meta:editing-duration>
    <meta:editing-cycles>10</meta:editing-cycles>
    <meta:document-statistic meta:table-count="1" meta:cell-count="258" meta:object-count="0"/>
  </office:meta>
</office:document-meta>
</file>